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Name: Kushal Kishor Shankhapal</text:p>
      <text:p text:style-name="Standard">Roll no: 57</text:p>
      <text:p text:style-name="Standard">Branch: IT-3</text:p>
      <text:p text:style-name="Standard">Date: 19/12/2022</text:p>
      <text:p text:style-name="Standard"/>
      <text:p text:style-name="Standard">Question 1: Write a program to print the text “Hello, World!” 5 times.</text:p>
      <text:p text:style-name="Standard">"""</text:p>
      <text:p text:style-name="Standard"/>
      <text:p text:style-name="Standard">i = 0</text:p>
      <text:p text:style-name="Standard">while i &lt; 5:</text:p>
      <text:p text:style-name="Standard"><text:s text:c="4"/>print("Hello, World!")</text:p>
      <text:p text:style-name="Standard"><text:s text:c="4"/>i += 1"""</text:p>
      <text:p text:style-name="Standard">Question 1: Write a program to print the text “Hello, World!” 5 times.</text:p>
      <text:p text:style-name="Standard">"""</text:p>
      <text:p text:style-name="Standard"/>
      <text:p text:style-name="Standard">i = 0</text:p>
      <text:p text:style-name="Standard">while i &lt; 5:</text:p>
      <text:p text:style-name="Standard"><text:s text:c="4"/>print("Hello, World!")</text:p>
      <text:p text:style-name="Standard"><text:s text:c="4"/>i += 1</text:p>
      <text:p text:style-name="Standard"/>
      <text:p text:style-name="Standard">"""</text:p>
      <text:p text:style-name="Standard">Output: </text:p>
      <text:p text:style-name="Standard">Hello, World!</text:p>
      <text:p text:style-name="Standard">Hello, World!</text:p>
      <text:p text:style-name="Standard">Hello, World!</text:p>
      <text:p text:style-name="Standard">Hello, World!</text:p>
      <text:p text:style-name="Standard">Hello, World!</text:p>
      <text:p text:style-name="Standard">"""</text:p>
      <text:p text:style-name="Standard"/>
      <text:p text:style-name="Standard">"""</text:p>
      <text:p text:style-name="Standard">Question 2: Write a program to print numbers between 1 and 10</text:p>
      <text:p text:style-name="Standard">"""</text:p>
      <text:p text:style-name="Standard"/>
      <text:p text:style-name="Standard">i = 0</text:p>
      <text:p text:style-name="Standard">while i &lt; 10:</text:p>
      <text:p text:style-name="Standard"><text:s text:c="4"/>print(i+1)</text:p>
      <text:p text:style-name="Standard"><text:s text:c="4"/>i += 1</text:p>
      <text:p text:style-name="Standard"/>
      <text:p text:style-name="Standard">"""</text:p>
      <text:p text:style-name="Standard">Output: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"""</text:p>
      <text:p text:style-name="Standard"><text:soft-page-break/></text:p>
      <text:p text:style-name="Standard">"""</text:p>
      <text:p text:style-name="Standard">Question 3: Write a program to print even numbers between 1 and 10 in reverse order.</text:p>
      <text:p text:style-name="Standard">"""</text:p>
      <text:p text:style-name="Standard"/>
      <text:p text:style-name="Standard">i = 10</text:p>
      <text:p text:style-name="Standard">while i &gt; 0:</text:p>
      <text:p text:style-name="Standard"><text:s text:c="4"/>print(i)</text:p>
      <text:p text:style-name="Standard"><text:s text:c="4"/>i -= 2</text:p>
      <text:p text:style-name="Standard"/>
      <text:p text:style-name="Standard">"""</text:p>
      <text:p text:style-name="Standard">Output: </text:p>
      <text:p text:style-name="Standard">10</text:p>
      <text:p text:style-name="Standard">8</text:p>
      <text:p text:style-name="Standard">6</text:p>
      <text:p text:style-name="Standard">4</text:p>
      <text:p text:style-name="Standard">2</text:p>
      <text:p text:style-name="Standard">"""</text:p>
      <text:p text:style-name="Standard"/>
      <text:p text:style-name="Standard">"""</text:p>
      <text:p text:style-name="Standard">Question 4: Write a program to print even numbers between 1 and 10</text:p>
      <text:p text:style-name="Standard">"""</text:p>
      <text:p text:style-name="Standard"/>
      <text:p text:style-name="Standard">i = 2</text:p>
      <text:p text:style-name="Standard">while i &lt; 11:</text:p>
      <text:p text:style-name="Standard"><text:s text:c="4"/>print(i)</text:p>
      <text:p text:style-name="Standard"><text:s text:c="4"/>i += 2</text:p>
      <text:p text:style-name="Standard"/>
      <text:p text:style-name="Standard">"""</text:p>
      <text:p text:style-name="Standard">Output: </text:p>
      <text:p text:style-name="Standard">2</text:p>
      <text:p text:style-name="Standard">4</text:p>
      <text:p text:style-name="Standard">6</text:p>
      <text:p text:style-name="Standard">8</text:p>
      <text:p text:style-name="Standard">10</text:p>
      <text:p text:style-name="Standard">"""</text:p>
      <text:p text:style-name="Standard"/>
      <text:p text:style-name="Standard">"""</text:p>
      <text:p text:style-name="Standard">Question <text:s/>5: Write a program to print odd numbers between 11 and 30</text:p>
      <text:p text:style-name="Standard">"""</text:p>
      <text:p text:style-name="Standard"/>
      <text:p text:style-name="Standard">i = 11</text:p>
      <text:p text:style-name="Standard">while i &lt; 30:</text:p>
      <text:p text:style-name="Standard"><text:s text:c="4"/>print(i)</text:p>
      <text:p text:style-name="Standard"><text:s text:c="4"/>i += 2</text:p>
      <text:p text:style-name="Standard"/>
      <text:p text:style-name="Standard">"""</text:p>
      <text:p text:style-name="Standard">Output: </text:p>
      <text:p text:style-name="Standard">11</text:p>
      <text:p text:style-name="Standard">13</text:p>
      <text:p text:style-name="Standard">15</text:p>
      <text:p text:style-name="Standard">17</text:p>
      <text:p text:style-name="Standard"><text:soft-page-break/>19</text:p>
      <text:p text:style-name="Standard">21</text:p>
      <text:p text:style-name="Standard">23</text:p>
      <text:p text:style-name="Standard">25</text:p>
      <text:p text:style-name="Standard">27</text:p>
      <text:p text:style-name="Standard">29</text:p>
      <text:p text:style-name="Standard">"""</text:p>
      <text:p text:style-name="Standard"/>
      <text:p text:style-name="Standard">"""</text:p>
      <text:p text:style-name="Standard">Question 6:</text:p>
      <text:p text:style-name="Standard">Write a program to print following output</text:p>
      <text:p text:style-name="Standard">Hi</text:p>
      <text:p text:style-name="Standard">Hi</text:p>
      <text:p text:style-name="Standard">Hi</text:p>
      <text:p text:style-name="Standard">This is while loop</text:p>
      <text:p text:style-name="Standard">"""</text:p>
      <text:p text:style-name="Standard"/>
      <text:p text:style-name="Standard">i = 0</text:p>
      <text:p text:style-name="Standard">while i &lt; 3:</text:p>
      <text:p text:style-name="Standard"><text:s text:c="4"/>print("Hi")</text:p>
      <text:p text:style-name="Standard"><text:s text:c="4"/>i += 1</text:p>
      <text:p text:style-name="Standard"/>
      <text:p text:style-name="Standard">"""</text:p>
      <text:p text:style-name="Standard">Output:</text:p>
      <text:p text:style-name="Standard">Hi</text:p>
      <text:p text:style-name="Standard">Hi</text:p>
      <text:p text:style-name="Standard">Hi</text:p>
      <text:p text:style-name="Standard">"""</text:p>
      <text:p text:style-name="Standard"/>
      <text:p text:style-name="Standard">"""</text:p>
      <text:p text:style-name="Standard">Question 7:</text:p>
      <text:p text:style-name="Standard">Write a program to print following output</text:p>
      <text:p text:style-name="Standard">Hi</text:p>
      <text:p text:style-name="Standard">This is while loop</text:p>
      <text:p text:style-name="Standard">Hi</text:p>
      <text:p text:style-name="Standard">This is while loop</text:p>
      <text:p text:style-name="Standard">Hi</text:p>
      <text:p text:style-name="Standard">This is while loop</text:p>
      <text:p text:style-name="Standard">"""</text:p>
      <text:p text:style-name="Standard"/>
      <text:p text:style-name="Standard">i = 0</text:p>
      <text:p text:style-name="Standard">while i &lt; 3:</text:p>
      <text:p text:style-name="Standard"><text:s text:c="4"/>print("Hi")</text:p>
      <text:p text:style-name="Standard"><text:s text:c="4"/>print("This is a while loop")</text:p>
      <text:p text:style-name="Standard"><text:s text:c="4"/>i += 1</text:p>
      <text:p text:style-name="Standard"/>
      <text:p text:style-name="Standard">"""</text:p>
      <text:p text:style-name="Standard">Output: </text:p>
      <text:p text:style-name="Standard">Hi</text:p>
      <text:p text:style-name="Standard">This is a while loop</text:p>
      <text:p text:style-name="Standard">Hi</text:p>
      <text:p text:style-name="Standard">This is a while loop</text:p>
      <text:p text:style-name="Standard"><text:soft-page-break/>Hi</text:p>
      <text:p text:style-name="Standard">This is a while loop</text:p>
      <text:p text:style-name="Standard">"""</text:p>
      <text:p text:style-name="Standard"/>
      <text:p text:style-name="Standard">"""</text:p>
      <text:p text:style-name="Standard">Question 8: Write a program to print table of a given no.</text:p>
      <text:p text:style-name="Standard">"""</text:p>
      <text:p text:style-name="Standard"/>
      <text:p text:style-name="Standard">n = int(input("Enter a number: "))</text:p>
      <text:p text:style-name="Standard">i = 1</text:p>
      <text:p text:style-name="Standard">while i &lt;= 10:</text:p>
      <text:p text:style-name="Standard"><text:s text:c="4"/>print(n * i)</text:p>
      <text:p text:style-name="Standard"><text:s text:c="4"/>i += 1</text:p>
      <text:p text:style-name="Standard"/>
      <text:p text:style-name="Standard">"""</text:p>
      <text:p text:style-name="Standard">Output: </text:p>
      <text:p text:style-name="Standard">5</text:p>
      <text:p text:style-name="Standard">10</text:p>
      <text:p text:style-name="Standard">15</text:p>
      <text:p text:style-name="Standard">20</text:p>
      <text:p text:style-name="Standard">25</text:p>
      <text:p text:style-name="Standard">30</text:p>
      <text:p text:style-name="Standard">35</text:p>
      <text:p text:style-name="Standard">40</text:p>
      <text:p text:style-name="Standard">45</text:p>
      <text:p text:style-name="Standard">50</text:p>
      <text:p text:style-name="Standard">"""</text:p>
      <text:p text:style-name="Standard"/>
      <text:p text:style-name="Standard"/>
      <text:p text:style-name="Standard">"""</text:p>
      <text:p text:style-name="Standard">Question 9: Write a program to print sum of n natural nos.</text:p>
      <text:p text:style-name="Standard">"""</text:p>
      <text:p text:style-name="Standard"/>
      <text:p text:style-name="Standard">n = int(input("Enter a number: "))</text:p>
      <text:p text:style-name="Standard">sum = 0</text:p>
      <text:p text:style-name="Standard">i = 0</text:p>
      <text:p text:style-name="Standard">while i &lt;= n:</text:p>
      <text:p text:style-name="Standard"><text:s text:c="4"/>sum += i</text:p>
      <text:p text:style-name="Standard"><text:s text:c="4"/>i += 1</text:p>
      <text:p text:style-name="Standard">print("Sum of first " + str(n) + " natural nos is : " + str(sum))</text:p>
      <text:p text:style-name="Standard"/>
      <text:p text:style-name="Standard">"""</text:p>
      <text:p text:style-name="Standard">Output: </text:p>
      <text:p text:style-name="Standard">Enter a number: 5</text:p>
      <text:p text:style-name="Standard">Sum of first 5 natural nos is : 15</text:p>
      <text:p text:style-name="Standard">"""</text:p>
      <text:p text:style-name="Standard"/>
      <text:p text:style-name="Standard">"""</text:p>
      <text:p text:style-name="Standard">Question 10: Write a program to print your name infinite times.</text:p>
      <text:p text:style-name="Standard">"""</text:p>
      <text:p text:style-name="Standard"/>
      <text:p text:style-name="Standard">i = 0</text:p>
      <text:p text:style-name="Standard"><text:soft-page-break/>while i &lt; 1:</text:p>
      <text:p text:style-name="Standard"><text:s text:c="4"/>print("Kushal")</text:p>
      <text:p text:style-name="Standard"/>
      <text:p text:style-name="Standard">"""</text:p>
      <text:p text:style-name="Standard">Output: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Kushal</text:p>
      <text:p text:style-name="Standard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6:20:00.723479365</meta:creation-date>
    <dc:date>2022-12-19T16:23:17.105816213</dc:date>
    <meta:editing-duration>PT3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92" meta:word-count="470" meta:character-count="2013" meta:non-whitespace-character-count="1639"/>
  </office:meta>
</office:document-meta>
</file>